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quality.Equ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quality.areArrayLengthsEqual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ity.areEqual( Object o1 , Object o2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quality.areArraysEqual( Object o1 , Object o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ity.areArrayElementsEqual( Object o1 , Object o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quality.isArray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